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4.65cm" svg:height="7.647cm" svg:x="11.838cm" svg:y="1.641cm">
            <draw:object draw:notify-on-update-of-ranges="Feuille1.A1:Feuille1.A4 Feuille1.B1:Feuille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387cm" svg:y="0.736cm">
            <draw:object draw:notify-on-update-of-ranges="Feuille1.A10:Feuille1.A10 Feuille1.B10:Feuille1.B10 Feuille1.A11:Feuille1.A11 Feuille1.B11:Feuille1.B11 Feuille1.A12:Feuille1.A12 Feuille1.B12:Feuille1.B12 Feuille1.A13:Feuille1.A13 Feuille1.B13:Feuille1.B13 Feuille1.A14:Feuille1.A14 Feuille1.B14:Feuille1.B14 Feuille1.A15:Feuille1.A15 Feuille1.B15:Feuille1.B15 Feuille1.A16:Feuille1.A16 Feuille1.B16:Feuille1.B16 Feuille1.A17:Feuille1.A17 Feuille1.B17:Feuille1.B17 Feuille1.A18:Feuille1.A18 Feuille1.B18:Feuille1.B18 Feuille1.A19:Feuille1.A19 Feuille1.B19:Feuille1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êteme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Ustensible de cuisin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eubl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util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onfanju13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galy03 <text:s text:c="4"/>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buny <text:s text:c="6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mendujon <text:s text:c="2"/>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kouroigo22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panan142 <text:s text:c="2"/>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nauluran <text:s text:c="2"/>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oitauny10 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jivogy276 <text:s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jyrau186 <text:s text:c="2"/></text:p>
          </table:table-cell>
          <table:table-cell office:value-type="float" office:value="295" calcext:value-type="float">
            <text:p>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3:49:11.376351030</meta:creation-date>
    <dc:date>2023-04-02T14:17:40.169458961</dc:date>
    <meta:editing-duration>PT28M30S</meta:editing-duration>
    <meta:editing-cycles>1</meta:editing-cycles>
    <meta:document-statistic meta:table-count="1" meta:cell-count="28" meta:object-count="2"/>
    <meta:generator>LibreOffice/7.4.4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651cm" svg:height="7.648cm" xlink:href=".." xlink:type="simple" chart:class="chart:circle" chart:style-name="ch1">
        <chart:title svg:x="2.889cm" svg:y="0.288cm" chart:style-name="ch2">
          <text:p>Nombre d'objet vendu par catégorie en 2022</text:p>
        </chart:title>
        <chart:legend chart:legend-position="end" svg:x="10.615cm" svg:y="2.778cm" style:legend-expansion="high" chart:style-name="ch3"/>
        <chart:plot-area chart:style-name="ch4" table:cell-range-address="Feuille1.A1:Feuille1.B4" chart:data-source-has-labels="column" svg:x="0.818cm" svg:y="1.448cm" svg:width="9.62cm" svg:height="5.77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444cm" svg:y="1.448cm" svg:width="10.368cm" svg:height="5.77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Feuille1.A1:Feuille1.A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Feuille1.B1:Feuille1.B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Vêtement</text:p>
                <draw:g>
                  <svg:desc>Feuille1.A1:Feuille1.A4</svg:desc>
                </draw:g>
              </table:table-cell>
              <table:table-cell office:value-type="float" office:value="110">
                <text:p>110</text:p>
                <draw:g>
                  <svg:desc>Feuille1.B1:Feuille1.B4</svg:desc>
                </draw:g>
              </table:table-cell>
            </table:table-row>
            <table:table-row>
              <table:table-cell office:value-type="string">
                <text:p>Ustensible de cuisin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euble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Outil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16cm" svg:y="0.316cm" chart:style-name="ch2">
          <text:p>Top vendeurs du 01/2023</text:p>
        </chart:title>
        <chart:legend chart:legend-position="end" svg:x="13.393cm" svg:y="1.96cm" style:legend-expansion="high" chart:style-name="ch3"/>
        <chart:plot-area chart:style-name="ch4" table:cell-range-address="Feuille1.A10:Feuille1.B19" chart:data-source-has-labels="column" svg:x="1.331cm" svg:y="1.275cm" svg:width="11.742cm" svg:height="6.564cm">
          <chart:coordinate-region svg:x="2.138cm" svg:y="1.474cm" svg:width="10.935cm" svg:height="6.166cm"/>
          <chart:axis chart:dimension="x" chart:name="primary-x" chart:style-name="ch5">
            <chart:title svg:x="6.444cm" svg:y="8.019cm" chart:style-name="ch6">
              <text:p>Vendeurs</text:p>
            </chart:title>
          </chart:axis>
          <chart:axis chart:dimension="y" chart:name="primary-y" chart:style-name="ch7">
            <chart:title svg:x="0.451cm" svg:y="5.527cm" chart:style-name="ch8">
              <text:p>Somme en €</text:p>
            </chart:title>
            <chart:grid chart:style-name="ch9" chart:class="major"/>
          </chart:axis>
          <chart:series chart:style-name="ch10" chart:values-cell-range-address="Feuille1.B10:Feuille1.B10" chart:label-cell-address="Feuille1.A10:Feuille1.A10" chart:class="chart:bar">
            <chart:data-point/>
          </chart:series>
          <chart:series chart:style-name="ch11" chart:values-cell-range-address="Feuille1.B11:Feuille1.B11" chart:label-cell-address="Feuille1.A11:Feuille1.A11" chart:class="chart:bar">
            <chart:data-point/>
          </chart:series>
          <chart:series chart:style-name="ch12" chart:values-cell-range-address="Feuille1.B12:Feuille1.B12" chart:label-cell-address="Feuille1.A12:Feuille1.A12" chart:class="chart:bar">
            <chart:data-point/>
          </chart:series>
          <chart:series chart:style-name="ch13" chart:values-cell-range-address="Feuille1.B13:Feuille1.B13" chart:label-cell-address="Feuille1.A13:Feuille1.A13" chart:class="chart:bar">
            <chart:data-point/>
          </chart:series>
          <chart:series chart:style-name="ch14" chart:values-cell-range-address="Feuille1.B14:Feuille1.B14" chart:label-cell-address="Feuille1.A14:Feuille1.A14" chart:class="chart:bar">
            <chart:data-point/>
          </chart:series>
          <chart:series chart:style-name="ch15" chart:values-cell-range-address="Feuille1.B15:Feuille1.B15" chart:label-cell-address="Feuille1.A15:Feuille1.A15" chart:class="chart:bar">
            <chart:data-point/>
          </chart:series>
          <chart:series chart:style-name="ch16" chart:values-cell-range-address="Feuille1.B16:Feuille1.B16" chart:label-cell-address="Feuille1.A16:Feuille1.A16" chart:class="chart:bar">
            <chart:data-point/>
          </chart:series>
          <chart:series chart:style-name="ch17" chart:values-cell-range-address="Feuille1.B17:Feuille1.B17" chart:label-cell-address="Feuille1.A17:Feuille1.A17" chart:class="chart:bar">
            <chart:data-point/>
          </chart:series>
          <chart:series chart:style-name="ch18" chart:values-cell-range-address="Feuille1.B18:Feuille1.B18" chart:label-cell-address="Feuille1.A18:Feuille1.A18" chart:class="chart:bar">
            <chart:data-point/>
          </chart:series>
          <chart:series chart:style-name="ch19" chart:values-cell-range-address="Feuille1.B19:Feuille1.B19" chart:label-cell-address="Feuille1.A19:Feuille1.A19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onfanju131</text:p>
                <draw:g>
                  <svg:desc>Feuille1.A10:Feuille1.A10</svg:desc>
                </draw:g>
              </table:table-cell>
              <table:table-cell office:value-type="float" office:value="434">
                <text:p>434</text:p>
                <draw:g>
                  <svg:desc>Feuille1.B10:Feuille1.B10</svg:desc>
                </draw:g>
              </table:table-cell>
            </table:table-row>
            <table:table-row>
              <table:table-cell office:value-type="string">
                <text:p>galy03     </text:p>
                <draw:g>
                  <svg:desc>Feuille1.A11:Feuille1.A11</svg:desc>
                </draw:g>
              </table:table-cell>
              <table:table-cell office:value-type="float" office:value="401">
                <text:p>401</text:p>
                <draw:g>
                  <svg:desc>Feuille1.B11:Feuille1.B11</svg:desc>
                </draw:g>
              </table:table-cell>
            </table:table-row>
            <table:table-row>
              <table:table-cell office:value-type="string">
                <text:p>buny       </text:p>
                <draw:g>
                  <svg:desc>Feuille1.A12:Feuille1.A12</svg:desc>
                </draw:g>
              </table:table-cell>
              <table:table-cell office:value-type="float" office:value="397">
                <text:p>397</text:p>
                <draw:g>
                  <svg:desc>Feuille1.B12:Feuille1.B12</svg:desc>
                </draw:g>
              </table:table-cell>
            </table:table-row>
            <table:table-row>
              <table:table-cell office:value-type="string">
                <text:p>mendujon   </text:p>
                <draw:g>
                  <svg:desc>Feuille1.A13:Feuille1.A13</svg:desc>
                </draw:g>
              </table:table-cell>
              <table:table-cell office:value-type="float" office:value="395">
                <text:p>395</text:p>
                <draw:g>
                  <svg:desc>Feuille1.B13:Feuille1.B13</svg:desc>
                </draw:g>
              </table:table-cell>
            </table:table-row>
            <table:table-row>
              <table:table-cell office:value-type="string">
                <text:p>kouroigo226</text:p>
                <draw:g>
                  <svg:desc>Feuille1.A14:Feuille1.A14</svg:desc>
                </draw:g>
              </table:table-cell>
              <table:table-cell office:value-type="float" office:value="382">
                <text:p>382</text:p>
                <draw:g>
                  <svg:desc>Feuille1.B14:Feuille1.B14</svg:desc>
                </draw:g>
              </table:table-cell>
            </table:table-row>
            <table:table-row>
              <table:table-cell office:value-type="string">
                <text:p>panan142   </text:p>
                <draw:g>
                  <svg:desc>Feuille1.A15:Feuille1.A15</svg:desc>
                </draw:g>
              </table:table-cell>
              <table:table-cell office:value-type="float" office:value="365">
                <text:p>365</text:p>
                <draw:g>
                  <svg:desc>Feuille1.B15:Feuille1.B15</svg:desc>
                </draw:g>
              </table:table-cell>
            </table:table-row>
            <table:table-row>
              <table:table-cell office:value-type="string">
                <text:p>nauluran   </text:p>
                <draw:g>
                  <svg:desc>Feuille1.A16:Feuille1.A16</svg:desc>
                </draw:g>
              </table:table-cell>
              <table:table-cell office:value-type="float" office:value="335">
                <text:p>335</text:p>
                <draw:g>
                  <svg:desc>Feuille1.B16:Feuille1.B16</svg:desc>
                </draw:g>
              </table:table-cell>
            </table:table-row>
            <table:table-row>
              <table:table-cell office:value-type="string">
                <text:p>foitauny10 </text:p>
                <draw:g>
                  <svg:desc>Feuille1.A17:Feuille1.A17</svg:desc>
                </draw:g>
              </table:table-cell>
              <table:table-cell office:value-type="float" office:value="327">
                <text:p>327</text:p>
                <draw:g>
                  <svg:desc>Feuille1.B17:Feuille1.B17</svg:desc>
                </draw:g>
              </table:table-cell>
            </table:table-row>
            <table:table-row>
              <table:table-cell office:value-type="string">
                <text:p>jivogy276  </text:p>
                <draw:g>
                  <svg:desc>Feuille1.A18:Feuille1.A18</svg:desc>
                </draw:g>
              </table:table-cell>
              <table:table-cell office:value-type="float" office:value="318">
                <text:p>318</text:p>
                <draw:g>
                  <svg:desc>Feuille1.B18:Feuille1.B18</svg:desc>
                </draw:g>
              </table:table-cell>
            </table:table-row>
            <table:table-row>
              <table:table-cell office:value-type="string">
                <text:p>jyrau186   </text:p>
                <draw:g>
                  <svg:desc>Feuille1.A19:Feuille1.A19</svg:desc>
                </draw:g>
              </table:table-cell>
              <table:table-cell office:value-type="float" office:value="295">
                <text:p>295</text:p>
                <draw:g>
                  <svg:desc>Feuille1.B19:Feuille1.B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